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466cm" fo:min-width="4.21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fc5c00" draw:marker-start-width="0.252cm" draw:marker-end-width="0.252cm" draw:fill="none" draw:fill-color="#ffffff" draw:textarea-horizontal-align="justify" draw:textarea-vertical-align="middle" draw:auto-grow-height="false" fo:min-height="1.066cm" fo:min-width="1.2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35cm" svg:stroke-color="#fc5c00" draw:marker-start-width="0.252cm" draw:marker-end-width="0.252cm" draw:fill="none" draw:textarea-horizontal-align="justify" draw:textarea-vertical-align="middle" draw:auto-grow-height="false" fo:min-height="0.812cm" fo:min-width="1.268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28cm" svg:stroke-color="#fc5c00" draw:marker-start-width="0.242cm" draw:marker-end="Arrowheads_20_2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draw:marker-start-width="0.242cm" draw:marker-end="Arrowheads_20_3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35cm" svg:stroke-color="#18a303" draw:marker-start-width="0.252cm" draw:marker-end-width="0.252cm" draw:fill="none" draw:textarea-horizontal-align="justify" draw:textarea-vertical-align="middle" draw:auto-grow-height="false" fo:min-height="3.216cm" fo:min-width="3.21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8e03a3" draw:marker-start-width="0.252cm" draw:marker-end-width="0.252cm" draw:fill="none" draw:fill-color="#8e03a3" draw:textarea-horizontal-align="justify" draw:textarea-vertical-align="middle" draw:auto-grow-height="false" fo:min-height="0.966cm" fo:min-width="4.21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8e03a3" draw:marker-start-width="0.252cm" draw:marker-end-width="0.252cm" draw:fill="solid" draw:fill-color="#ffffff" draw:textarea-horizontal-align="justify" draw:textarea-vertical-align="middle" draw:auto-grow-height="false" fo:min-height="1cm" fo:min-width="4.25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8e03a3" draw:marker-start-width="0.252cm" draw:marker-end-width="0.252cm" draw:fill="solid" draw:fill-color="#ffffff" draw:textarea-horizontal-align="justify" draw:textarea-vertical-align="middle" draw:auto-grow-height="false" fo:min-height="0.966cm" fo:min-width="4.216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draw:stroke="dash" draw:stroke-dash="Long_20_Dot" svg:stroke-width="0.028cm" svg:stroke-color="#fc5c00" draw:marker-start-width="0.242cm" draw:marker-end="Arrowheads_20_4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8e03a3" draw:marker-start-width="0.242cm" draw:marker-end="Arrowheads_20_5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fc5c00" draw:marker-start-width="0.242cm" draw:marker-end="Arrowheads_20_6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color="#3465a4" loext:opacity="100%" fo:font-style="italic" style:font-style-asian="italic" style:font-style-complex="italic"/>
    </style:style>
    <style:style style:name="P2" style:family="paragraph">
      <loext:graphic-properties draw:fill="none"/>
      <style:paragraph-properties fo:text-align="center"/>
      <style:text-properties fo:color="#3465a4" loext:opacity="100%" fo:font-style="italic" style:font-style-asian="italic" style:font-style-complex="italic"/>
    </style:style>
    <style:style style:name="P3" style:family="paragraph">
      <style:paragraph-properties fo:text-align="center"/>
      <style:text-properties style:font-name="Courier New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c5c00" loext:opacity="100%"/>
    </style:style>
    <style:style style:name="P7" style:family="paragraph">
      <loext:graphic-properties draw:fill="none"/>
      <style:paragraph-properties fo:text-align="center"/>
      <style:text-properties fo:color="#fc5c00" loext:opacity="100%"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8e03a3"/>
      <style:paragraph-properties fo:text-align="center"/>
      <style:text-properties fo:color="#8e03a3" loext:opacity="100%" fo:font-style="italic" style:font-style-asian="italic" style:font-style-complex="italic"/>
    </style:style>
    <style:style style:name="P10" style:family="paragraph">
      <style:paragraph-properties fo:text-align="center"/>
      <style:text-properties fo:color="#8e03a3" loext:opacity="100%" fo:font-style="italic" style:font-style-asian="italic" style:font-style-complex="italic"/>
    </style:style>
    <style:style style:name="P11" style:family="paragraph">
      <loext:graphic-properties draw:fill="solid" draw:fill-color="#ffffff"/>
      <style:paragraph-properties fo:text-align="center"/>
      <style:text-properties fo:color="#8e03a3" loext:opacity="100%" fo:font-style="italic" style:font-style-asian="italic" style:font-style-complex="italic"/>
    </style:style>
    <style:style style:name="T1" style:family="text">
      <style:text-properties fo:color="#3465a4" loext:opacity="100%" fo:font-style="italic" style:font-style-asian="italic" style:font-style-complex="italic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fo:color="#fc5c00" loext:opacity="100%" fo:font-style="italic" style:font-style-asian="italic" style:font-style-complex="italic"/>
    </style:style>
    <style:style style:name="T4" style:family="text">
      <style:text-properties fo:color="#18a303" loext:opacity="100%" fo:font-style="italic" style:font-style-asian="italic" style:font-style-complex="italic"/>
    </style:style>
    <style:style style:name="T5" style:family="text">
      <style:text-properties fo:color="#18a303" loext:opacity="100%" fo:font-size="6pt" fo:font-style="italic" style:font-size-asian="6pt" style:font-style-asian="italic" style:font-size-complex="6pt" style:font-style-complex="italic"/>
    </style:style>
    <style:style style:name="T6" style:family="text">
      <style:text-properties style:text-position="-8% 58%"/>
    </style:style>
    <style:style style:name="T7" style:family="text">
      <style:text-properties style:text-position="0% 100%"/>
    </style:style>
    <style:style style:name="T8" style:family="text">
      <style:text-properties fo:text-transform="lowercase"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9" style:family="text">
      <style:text-properties fo:color="#8e03a3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5cm" svg:height="1.75cm" svg:x="0.2cm" svg:y="1.6cm">
          <text:p text:style-name="P1"><text:span text:style-name="T1">instru</text:span><text:span text:style-name="T1">ment </text:span><text:span text:style-name="T1">lo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75cm" svg:height="1.75cm" svg:x="0.2cm" svg:y="3.6cm">
          <text:p text:style-name="P1"><text:span text:style-name="T1">VNA lo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1.75cm" svg:x="0.2cm" svg:y="5.6cm">
          <text:p text:style-name="P1"><text:span text:style-name="T1">chromatogram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5cm" svg:height="2.7cm" svg:x="6.95cm" svg:y="3.4cm">
          <text:p text:style-name="P3"><text:span text:style-name="T2">yad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4.95cm" svg:y1="2.475cm" svg:x2="6.95cm" svg:y2="4.75cm" draw:start-shape="id1" draw:start-glue-point="1" draw:end-shape="id2" draw:end-glue-point="5" svg:d="M4950 2475h1000v2275h1000" svg:viewBox="0 0 2001 2276">
          <text:p/>
        </draw:connector>
        <draw:connector draw:style-name="gr3" draw:text-style-name="P5" draw:layer="layout" svg:x1="4.95cm" svg:y1="6.475cm" svg:x2="6.95cm" svg:y2="4.75cm" draw:start-shape="id3" draw:start-glue-point="1" draw:end-shape="id2" draw:end-glue-point="5" svg:d="M4950 6475h1000v-1725h1000" svg:viewBox="0 0 2001 1726">
          <text:p/>
        </draw:connector>
        <draw:custom-shape draw:style-name="gr4" draw:text-style-name="P7" xml:id="id4" draw:id="id4" draw:layer="layout" svg:width="2.5cm" svg:height="1.5cm" svg:x="5.95cm" svg:y="0.15cm">
          <text:p text:style-name="P6"><text:span text:style-name="T3">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s" svg:x1="8.45cm" svg:y1="0.9cm" svg:x2="8.7cm" svg:y2="3.4cm" draw:start-shape="id4" draw:start-glue-point="10" draw:end-shape="id2" draw:end-glue-point="4" svg:d="M8450 900h519l-269 1982v518" svg:viewBox="0 0 520 2501">
          <text:p/>
        </draw:connector>
        <draw:connector draw:style-name="gr6" draw:text-style-name="P8" draw:layer="layout" svg:x1="4.95cm" svg:y1="4.475cm" svg:x2="6.95cm" svg:y2="4.75cm" draw:start-shape="id5" draw:start-glue-point="1" draw:end-shape="id2" draw:end-glue-point="5" svg:d="M4950 4475h1000v275h1000" svg:viewBox="0 0 2001 276">
          <text:p/>
        </draw:connector>
        <draw:custom-shape draw:style-name="gr7" draw:text-style-name="P8" xml:id="id8" draw:id="id8" draw:layer="layout" svg:width="3.75cm" svg:height="3.5cm" svg:x="13.6cm" svg:y="4.9cm">
          <text:p text:style-name="P5"><text:span text:style-name="T4">datagram</text:span></text:p>
          <text:p text:style-name="P5"><text:span text:style-name="T5"/></text:p>
          <text:p text:style-name="P5">t, T, p, x<text:span text:style-name="T6">in</text:span><text:span text:style-name="T7">, </text:span><text:span text:style-name="T8">Ṁ</text:span></text:p>
          <text:p text:style-name="P5"><text:span text:style-name="T7">Q</text:span><text:span text:style-name="T6">0</text:span><text:span text:style-name="T7">, Q</text:span><text:span text:style-name="T6">s</text:span><text:span text:style-name="T7">, f</text:span><text:span text:style-name="T6">0</text:span><text:span text:style-name="T7">, f</text:span><text:span text:style-name="T6">s</text:span></text:p>
          <text:p text:style-name="P5"><text:span text:style-name="T7">x</text:span><text:span text:style-name="T6">ou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6" draw:id="id6" draw:layer="layout" svg:width="4.75cm" svg:height="1.25cm" svg:x="10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75cm" svg:height="1.25cm" svg:x="10.7cm" svg:y="2.2cm">
          <text:p text:style-name="P10"><text:span text:style-name="T9">calibration 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7" draw:id="id7" draw:layer="layout" svg:width="4.75cm" svg:height="1.25cm" svg:x="10.9cm" svg:y="2.4cm">
          <text:p text:style-name="P10"><text:span text:style-name="T9">calibration data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s" svg:x1="8.45cm" svg:y1="0.9cm" svg:x2="12.875cm" svg:y2="2cm" draw:start-shape="id4" draw:start-glue-point="10" draw:end-shape="id6" draw:end-glue-point="0" svg:d="M8450 900h519l3906 582v518" svg:viewBox="0 0 4426 1101">
          <text:p/>
        </draw:connector>
        <draw:connector draw:style-name="gr12" draw:text-style-name="P8" draw:layer="layout" draw:type="lines" svg:x1="13.275cm" svg:y1="3.65cm" svg:x2="10.45cm" svg:y2="4.75cm" draw:start-shape="id7" draw:start-glue-point="2" draw:end-shape="id2" draw:end-glue-point="7" svg:d="M13275 3650v518l-2306 582h-519" svg:viewBox="0 0 2826 1101">
          <text:p/>
        </draw:connector>
        <draw:connector draw:style-name="gr13" draw:text-style-name="P8" draw:layer="layout" draw:type="lines" svg:x1="8.7cm" svg:y1="6.1cm" svg:x2="13.6cm" svg:y2="6.65cm" draw:start-shape="id2" draw:start-glue-point="6" draw:end-shape="id8" draw:end-glue-point="3" svg:d="M8700 6100v519l4382 31h518" svg:viewBox="0 0 4901 5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7T10:27:44.938321059</meta:creation-date>
    <dc:date>2021-05-27T10:53:58.300425734</dc:date>
    <meta:editing-duration>PT5M13S</meta:editing-duration>
    <meta:editing-cycles>1</meta:editing-cycles>
    <meta:document-statistic meta:object-count="16"/>
    <meta:generator>LibreOffice/7.1.3.2$Linux_X86_64 LibreOffice_project/10$Build-2</meta:generator>
  </office:meta>
</office:document-meta>
</file>